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color="#ff6600"/>
    </style:style>
    <style:style style:name="T2" style:family="text">
      <style:text-properties fo:color="#ff3333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ff" fo:font-size="32pt" fo:text-shadow="1pt 1pt" style:font-size-asian="32pt" style:font-size-complex="32pt"/>
    </style:style>
    <style:style style:name="T5" style:family="text">
      <style:text-properties fo:color="#000000" fo:font-size="32pt" fo:text-shadow="1pt 1pt" style:font-size-asian="32pt" style:font-size-complex="32pt"/>
    </style:style>
    <style:style style:name="T6" style:family="text">
      <style:text-properties fo:color="#ff0066"/>
    </style:style>
    <style:style style:name="T7" style:family="text">
      <style:text-properties fo:color="#cc0000"/>
    </style:style>
    <style:style style:name="T8" style:family="text">
      <style:text-properties fo:color="#000000"/>
    </style:style>
    <style:style style:name="T9" style:family="text">
      <style:text-properties fo:color="#009900"/>
    </style:style>
    <style:style style:name="T10" style:family="text">
      <style:text-properties fo:color="#579d1c"/>
    </style:style>
    <style:style style:name="T11" style:family="text">
      <style:text-properties fo:color="#c5000b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990066" fo:font-size="22pt" style:font-size-asian="22pt" style:font-size-complex="22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king Dynamic Web Pages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… with pure vanilla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t can be d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basis is always one div in your html</text:p>
                <text:p/>
                <text:p><text:s/><text:span text:style-name="T1">&lt;div id=”screen”&gt;&lt;/div&gt;</text:span><text:span text:style-name="T2"> </text:span></text:p>
                <text:p/>
                <text:p><text:s text:c="5"/><text:span text:style-name="T3">... like in React.Js , Angular etc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comes the “tricky” p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ing a document.element and modifying it</text:p>
                <text:p><text:s/></text:p>
                <text:p><text:span text:style-name="T4"><text:s/></text:span><text:span text:style-name="T4">var fb=document.createElement("input");</text:span></text:p>
                <text:p><text:span text:style-name="T4"><text:s/></text:span><text:span text:style-name="T4">fb.type="button";</text:span></text:p>
                <text:p><text:span text:style-name="T4"><text:s/></text:span><text:span text:style-name="T4">fb.value="one player";</text:span></text:p>
                <text:p><text:span text:style-name="T4"><text:s/></text:span><text:span text:style-name="T4">fb.id="oneplayer";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dd executable code</text:p>
          </draw:text-box>
        </draw:frame>
        <draw:frame presentation:style-name="pr4" draw:layer="layout" svg:width="25.199cm" svg:height="12.179cm" svg:x="1.725cm" svg:y="4.839cm" presentation:class="outline" presentation:user-transformed="true">
          <draw:text-box>
            <text:list text:style-name="L3">
              <text:list-item>
                <text:p>Pointing to a function</text:p>
                <text:p/>
                <text:p><text:span text:style-name="T6"><text:s/></text:span><text:span text:style-name="T7">fb.onclick=oneplayerButton;</text:span></text:p>
                <text:p><text:span text:style-name="T7"/></text:p>
              </text:list-item>
              <text:list-item>
                <text:p><text:span text:style-name="T8">… </text:span><text:span text:style-name="T8">or directly </text:span></text:p>
                <text:p><text:span text:style-name="T8"/></text:p>
                <text:p><text:span text:style-name="T9">fb.onclick=function(){console.log(“clicked”);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ing use of .inner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pan text:style-name="T1">var hl=document.createElement("div"); </text:span></text:p>
                <text:p><text:span text:style-name="T1"/></text:p>
                <text:p><text:span text:style-name="T1">hl.innerHTML="&lt;h1&gt;Tic Tac Toe Page&lt;/h1&gt;"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dd it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ok the div </text:p>
                <text:p><text:span text:style-name="T10">var hook=document.getElementById('screen');</text:span></text:p>
                <text:p><text:span text:style-name="T1"/></text:p>
              </text:list-item>
              <text:list-item>
                <text:p><text:span text:style-name="T8">Append the stored elements </text:span></text:p>
                <text:p><text:span text:style-name="T1">hook.appendChild(ndiv);</text:span></text:p>
                <text:p><text:span text:style-name="T1">ndiv.appendChild(hl); 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remov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ither just with </text:p>
                <text:p><text:span text:style-name="T10"><text:s text:c="25"/></text:span><text:span text:style-name="T10">ndiv.remove();</text:span></text:p>
                <text:p><text:span text:style-name="T10"/></text:p>
              </text:list-item>
              <text:list-item>
                <text:p><text:span text:style-name="T8">… </text:span><text:span text:style-name="T8">or the hard way</text:span></text:p>
                <text:p><text:span text:style-name="T8"/></text:p>
                <text:p><text:span text:style-name="T8"><text:s text:c="5"/></text:span><text:span text:style-name="T11">window.location="index.html"; 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de S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/>Tic Tac Toe game of mine</text:p>
                <text:p/>
                <text:p><text:a xlink:href="https://codepen.io/mahagugu/full/JJyRoX/" xlink:type="simple">https://codepen.io/mahagugu/full/JJyRoX/</text:a></text:p>
                <text:p><text:span text:style-name="T12">https://www.github.com/MatthiasLiszt/tictactoeasdynamicwebpagewithvanillajs</text:span></text:p>
              </text:list-item>
              <text:list-item>
                <text:p>Stock market App </text:p>
                <text:p><text:span text:style-name="T13"><text:a xlink:href="https://github.com/MatthiasLiszt/stockmarketchartwebsocket4fcc" xlink:type="simple">https://github.com/MatthiasLiszt/stockmarketchartwebsocket4fcc</text:a></text:span></text:p>
                <text:p><text:span text:style-name="T13">https://stockmarket-3105.herokuapp.com/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e it handy with d3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ode sample stock market app</text:p>
                <text:p/>
                <text:p><text:span text:style-name="T2">removeButton.onclick=</text:span></text:p>
                <text:p><text:span text:style-name="T2"><text:s text:c="2"/></text:span><text:span text:style-name="T2">function(){d3.select(iDplus).remove();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text:span text:style-name="T14">Thank you for your attention !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8:28:11.819100872</meta:creation-date>
    <dc:date>2017-06-25T19:11:19.328309699</dc:date>
    <meta:editing-duration>PT43M5S</meta:editing-duration>
    <meta:editing-cycles>9</meta:editing-cycles>
    <meta:generator>LibreOffice/4.3.3.2$Linux_ARM_EABI LibreOffice_project/430m0$Build-2</meta:generator>
    <meta:document-statistic meta:object-count="61"/>
  </office:meta>
</office:document-meta>
</file>